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細明體" svg:font-family="細明體, MingLiU" style:font-family-generic="modern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text-align="justify" style:justify-single-word="false" fo:orphans="2" fo:widows="2"/>
      <style:text-properties style:font-name="新細明體" style:letter-kerning="true" style:font-name-complex="新細明體"/>
    </style:style>
    <style:style style:name="P3" style:family="paragraph" style:parent-style-name="Standard">
      <style:paragraph-properties fo:orphans="2" fo:widows="2"/>
      <style:text-properties style:font-name="新細明體" style:letter-kerning="true" style:font-name-complex="新細明體"/>
    </style:style>
    <style:style style:name="P4" style:family="paragraph" style:parent-style-name="Standard">
      <style:text-properties style:font-name="新細明體" fo:font-style="italic" style:letter-kerning="true" style:font-style-asian="italic" style:font-name-complex="新細明體" style:font-style-complex="italic"/>
    </style:style>
    <style:style style:name="P5" style:family="paragraph" style:parent-style-name="Standard">
      <style:paragraph-properties fo:orphans="2" fo:widows="2"/>
      <style:text-properties style:font-name="新細明體" fo:font-style="italic" style:letter-kerning="true" style:font-style-asian="italic" style:font-name-complex="新細明體" style:font-style-complex="italic"/>
    </style:style>
    <style:style style:name="P6" style:family="paragraph" style:parent-style-name="Standard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細明體" style:letter-kerning="true" style:font-name-asian="細明體" style:font-name-complex="細明體"/>
    </style:style>
    <style:style style:name="P7" style:family="paragraph" style:parent-style-name="Standard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細明體" fo:font-style="italic" style:letter-kerning="true" style:font-name-asian="細明體" style:font-style-asian="italic" style:font-name-complex="細明體" style:font-style-complex="italic"/>
    </style:style>
    <style:style style:name="P8" style:family="paragraph" style:parent-style-name="Standard">
      <style:paragraph-properties fo:margin-top="0.1945in" fo:margin-bottom="0.1945in" fo:orphans="2" fo:widows="2"/>
    </style:style>
    <style:style style:name="P9" style:family="paragraph" style:parent-style-name="Standard">
      <style:paragraph-properties fo:margin-top="0.1945in" fo:margin-bottom="0.1945in" fo:orphans="2" fo:widows="2"/>
      <style:text-properties style:font-name="新細明體" fo:font-size="24pt" fo:font-weight="bold" style:letter-kerning="true" style:font-size-asian="24pt" style:font-weight-asian="bold" style:font-name-complex="新細明體" style:font-size-complex="24pt" style:font-weight-complex="bold"/>
    </style:style>
    <style:style style:name="P10" style:family="paragraph" style:parent-style-name="Standard">
      <style:paragraph-properties fo:margin-top="0.1945in" fo:margin-bottom="0.1945in" fo:orphans="2" fo:widows="2"/>
      <style:text-properties style:font-name="新細明體" style:letter-kerning="true" style:font-name-complex="新細明體"/>
    </style:style>
    <style:style style:name="P11" style:family="paragraph" style:parent-style-name="Standard">
      <style:paragraph-properties fo:margin-top="0.1945in" fo:margin-bottom="0.1945in" fo:text-align="justify" style:justify-single-word="false" fo:orphans="2" fo:widows="2"/>
      <style:text-properties style:font-name="新細明體" style:letter-kerning="true" style:font-name-complex="新細明體"/>
    </style:style>
    <style:style style:name="P12" style:family="paragraph" style:parent-style-name="Standard">
      <style:paragraph-properties fo:margin-top="0.1945in" fo:margin-bottom="0.1945in" fo:orphans="2" fo:widows="2"/>
      <style:text-properties style:font-name="新細明體" fo:font-size="18pt" fo:font-weight="bold" style:letter-kerning="true" style:font-size-asian="18pt" style:font-weight-asian="bold" style:font-name-complex="新細明體" style:font-size-complex="18pt" style:font-weight-complex="bold"/>
    </style:style>
    <style:style style:name="P13" style:family="paragraph" style:parent-style-name="Standard">
      <style:paragraph-properties fo:margin-top="0.1945in" fo:margin-bottom="0.1945in" fo:orphans="2" fo:widows="2"/>
      <style:text-properties style:font-name="新細明體" fo:font-size="13.5pt" fo:font-weight="bold" style:letter-kerning="true" style:font-size-asian="13.5pt" style:font-weight-asian="bold" style:font-name-complex="新細明體" style:font-size-complex="13.5pt" style:font-weight-complex="bold"/>
    </style:style>
    <style:style style:name="P14" style:family="paragraph" style:parent-style-name="Standard">
      <style:paragraph-properties fo:margin-top="0.1945in" fo:margin-bottom="0.1945in" fo:orphans="2" fo:widows="2"/>
      <style:text-properties style:font-name="新細明體" fo:font-style="italic" style:letter-kerning="true" style:font-style-asian="italic" style:font-name-complex="新細明體" style:font-style-complex="italic"/>
    </style:style>
    <style:style style:name="P15" style:family="paragraph" style:parent-style-name="Standard">
      <style:paragraph-properties fo:margin-top="0.1945in" fo:margin-bottom="0.1945in" fo:text-align="justify" style:justify-single-word="false" fo:orphans="2" fo:widows="2"/>
    </style:style>
    <style:style style:name="P16" style:family="paragraph" style:parent-style-name="Standard" style:list-style-name="WW8Num1">
      <style:paragraph-properties fo:margin-top="0in" fo:margin-bottom="0in" fo:orphans="2" fo:widows="2"/>
      <style:text-properties style:font-name="新細明體" style:letter-kerning="true" style:font-name-complex="新細明體"/>
    </style:style>
    <style:style style:name="P17" style:family="paragraph" style:parent-style-name="Standard" style:list-style-name="WW8Num2">
      <style:paragraph-properties fo:margin-top="0in" fo:margin-bottom="0in" fo:orphans="2" fo:widows="2"/>
      <style:text-properties style:font-name="新細明體" style:letter-kerning="true" style:font-name-complex="新細明體"/>
    </style:style>
    <style:style style:name="P18" style:family="paragraph" style:parent-style-name="Standard" style:master-page-name="Standard">
      <style:paragraph-properties fo:margin-top="0in" fo:margin-bottom="0in" fo:orphans="2" fo:widows="2" style:page-number="auto"/>
      <style:text-properties style:font-name="新細明體" fo:font-size="24pt" fo:font-weight="bold" style:letter-kerning="true" style:font-size-asian="24pt" style:font-weight-asian="bold" style:font-name-complex="新細明體" style:font-size-complex="24pt" style:font-weight-complex="bold"/>
    </style:style>
    <style:style style:name="P19" style:family="paragraph" style:parent-style-name="Standard" style:list-style-name="WW8Num1">
      <style:paragraph-properties fo:margin-top="0in" fo:margin-bottom="0.1945in" fo:orphans="2" fo:widows="2"/>
      <style:text-properties style:font-name="新細明體" style:letter-kerning="true" style:font-name-complex="新細明體"/>
    </style:style>
    <style:style style:name="P20" style:family="paragraph" style:parent-style-name="Standard" style:list-style-name="WW8Num2">
      <style:paragraph-properties fo:margin-top="0in" fo:margin-bottom="0.1945in" fo:orphans="2" fo:widows="2"/>
      <style:text-properties style:font-name="新細明體" style:letter-kerning="true" style:font-name-complex="新細明體"/>
    </style:style>
    <style:style style:name="P21" style:family="paragraph" style:parent-style-name="Standard">
      <style:paragraph-properties fo:margin-left="0.3335in" fo:margin-right="0in" fo:margin-top="0.1945in" fo:margin-bottom="0.1945in" fo:orphans="2" fo:widows="2" fo:text-indent="-0.3335in" style:auto-text-indent="false"/>
      <style:text-properties style:font-name="新細明體" style:letter-kerning="true" style:font-name-complex="新細明體"/>
    </style:style>
    <style:style style:name="P22" style:family="paragraph" style:parent-style-name="Standard">
      <style:paragraph-properties fo:margin-left="0.3752in" fo:margin-right="0in" fo:margin-top="0.1945in" fo:margin-bottom="0.1945in" fo:orphans="2" fo:widows="2" fo:text-indent="0in" style:auto-text-indent="false"/>
      <style:text-properties style:font-name="新細明體" style:letter-kerning="true" style:font-name-complex="新細明體"/>
    </style:style>
    <style:style style:name="P23" style:family="paragraph" style:parent-style-name="Standard">
      <style:paragraph-properties fo:margin-left="0.3752in" fo:margin-right="0in" fo:margin-top="0.1945in" fo:margin-bottom="0.1945in" fo:orphans="2" fo:widows="2" fo:text-indent="0in" style:auto-text-indent="false"/>
      <style:text-properties fo:color="#ff6600" style:font-name="新細明體" style:letter-kerning="true" style:font-name-complex="新細明體"/>
    </style:style>
    <style:style style:name="P24" style:family="paragraph" style:parent-style-name="Standard">
      <style:paragraph-properties fo:margin-left="0.3752in" fo:margin-right="0in" fo:orphans="2" fo:widows="2" fo:text-indent="0in" style:auto-text-indent="false"/>
      <style:text-properties style:font-name="新細明體" style:letter-kerning="true" style:font-name-complex="新細明體"/>
    </style:style>
    <style:style style:name="P25" style:family="paragraph" style:parent-style-name="Standard">
      <style:paragraph-properties fo:margin-left="0.3752in" fo:margin-right="0in" fo:orphans="2" fo:widows="2" fo:text-indent="0in" style:auto-text-indent="false"/>
      <style:text-properties fo:color="#ff6600" style:font-name="新細明體" style:letter-kerning="true" style:font-name-complex="新細明體"/>
    </style:style>
    <style:style style:name="P26" style:family="paragraph" style:parent-style-name="Standard">
      <style:paragraph-properties fo:margin-left="0.25in" fo:margin-right="0in" fo:orphans="2" fo:widows="2" fo:text-indent="0in" style:auto-text-indent="false"/>
      <style:text-properties style:font-name="新細明體" style:letter-kerning="true" style:font-name-complex="新細明體"/>
    </style:style>
    <style:style style:name="P27" style:family="paragraph" style:parent-style-name="Standard">
      <style:paragraph-properties fo:margin-left="0.25in" fo:margin-right="0in" fo:margin-top="0.1945in" fo:margin-bottom="0.1945in" fo:orphans="2" fo:widows="2" fo:text-indent="0in" style:auto-text-indent="false"/>
      <style:text-properties fo:color="#ff6600" style:font-name="新細明體" style:letter-kerning="true" style:font-name-complex="新細明體"/>
    </style:style>
    <style:style style:name="P28" style:family="paragraph" style:parent-style-name="Standard">
      <style:paragraph-properties fo:margin-left="0.5in" fo:margin-right="0in" fo:margin-top="0.1945in" fo:margin-bottom="0.1945in" fo:orphans="2" fo:widows="2" fo:text-indent="0in" style:auto-text-indent="false"/>
      <style:text-properties style:font-name="新細明體" style:letter-kerning="true" style:font-name-complex="新細明體"/>
    </style:style>
    <style:style style:name="P29" style:family="paragraph" style:parent-style-name="Standard">
      <style:paragraph-properties fo:margin-left="0.5in" fo:margin-right="0in" fo:margin-top="0.1945in" fo:margin-bottom="0.1945in" fo:text-align="justify" style:justify-single-word="false" fo:orphans="2" fo:widows="2" fo:text-indent="0in" style:auto-text-indent="false"/>
      <style:text-properties fo:color="#ff6600" style:font-name="新細明體" style:letter-kerning="true" style:font-name-complex="新細明體"/>
    </style:style>
    <style:style style:name="P30" style:family="paragraph" style:parent-style-name="Standard">
      <style:paragraph-properties fo:margin-left="0.5in" fo:margin-right="0in" fo:margin-top="0.1945in" fo:margin-bottom="0.1945in" fo:orphans="2" fo:widows="2" fo:text-indent="0in" style:auto-text-indent="false"/>
      <style:text-properties fo:color="#ff6600" style:font-name="新細明體" style:letter-kerning="true" style:font-name-complex="新細明體"/>
    </style:style>
    <style:style style:name="P31" style:family="paragraph" style:parent-style-name="Standard">
      <style:paragraph-properties fo:margin-left="0.5in" fo:margin-right="0in" fo:orphans="2" fo:widows="2" fo:text-indent="0in" style:auto-text-indent="false"/>
      <style:text-properties style:font-name="新細明體" style:letter-kerning="true" style:font-name-complex="新細明體"/>
    </style:style>
    <style:style style:name="P32" style:family="paragraph" style:parent-style-name="Standard">
      <style:paragraph-properties fo:margin-left="0.6252in" fo:margin-right="0in" fo:margin-top="0.1945in" fo:margin-bottom="0.1945in" fo:orphans="2" fo:widows="2" fo:text-indent="0in" style:auto-text-indent="false"/>
      <style:text-properties style:font-name="新細明體" style:letter-kerning="true" style:font-name-complex="新細明體"/>
    </style:style>
    <style:style style:name="P33" style:family="paragraph" style:parent-style-name="Standard">
      <style:paragraph-properties fo:margin-left="0.6252in" fo:margin-right="0in" fo:orphans="2" fo:widows="2" fo:text-indent="0in" style:auto-text-indent="false"/>
      <style:text-properties style:font-name="新細明體" style:letter-kerning="true" style:font-name-complex="新細明體"/>
    </style:style>
    <style:style style:name="P34" style:family="paragraph" style:parent-style-name="Standard">
      <style:paragraph-properties fo:margin-left="0.6252in" fo:margin-right="0in" fo:orphans="2" fo:widows="2" fo:text-indent="0in" style:auto-text-indent="false"/>
      <style:text-properties fo:color="#ff6600" style:font-name="新細明體" style:letter-kerning="true" style:font-name-complex="新細明體"/>
    </style:style>
    <style:style style:name="P35" style:family="paragraph" style:parent-style-name="Standard">
      <style:paragraph-properties fo:margin-left="0in" fo:margin-right="0in" fo:orphans="2" fo:widows="2" fo:text-indent="0.3752in" style:auto-text-indent="false"/>
      <style:text-properties style:font-name="新細明體" style:letter-kerning="true" style:font-name-complex="新細明體"/>
    </style:style>
    <style:style style:name="P36" style:family="paragraph" style:parent-style-name="Standard">
      <style:paragraph-properties fo:margin-left="0in" fo:margin-right="0in" fo:margin-top="0.1945in" fo:margin-bottom="0.1945in" fo:orphans="2" fo:widows="2" fo:text-indent="0.5in" style:auto-text-indent="false"/>
      <style:text-properties fo:color="#ff6600" style:font-name="新細明體" style:letter-kerning="true" style:font-name-complex="新細明體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font-name="新細明體" fo:font-style="italic" style:text-underline-style="solid" style:text-underline-width="auto" style:text-underline-color="font-color" style:letter-kerning="true" style:font-style-asian="italic" style:font-name-complex="新細明體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新細明體" fo:font-style="italic" style:letter-kerning="true" style:font-style-asian="italic" style:font-name-complex="新細明體" style:font-style-complex="italic"/>
    </style:style>
    <style:style style:name="T5" style:family="text">
      <style:text-properties style:font-name="新細明體" style:letter-kerning="true" style:font-name-complex="新細明體"/>
    </style:style>
    <style:style style:name="T6" style:family="text">
      <style:text-properties fo:color="#ff66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Linus （一位大三、四左右的學生） vs. Tanenbaum（OS 有名的大師、多本教科書作者、MINIX 作業系統作者）</text:p>
      <text:list xml:id="list1634310273" text:style-name="WW8Num1">
        <text:list-item>
          <text:p text:style-name="P16">Linux 過時了 (<text:a xlink:type="simple" xlink:href="#liu"><text:span text:style-name="T1">Linux is obsolete</text:span></text:a>) </text:p>
          <text:list>
            <text:list-item>
              <text:p text:style-name="P16"><text:a xlink:type="simple" xlink:href="#andy1"><text:span text:style-name="T1">Andy Tanenbaum</text:span></text:a> 陳述的意見</text:p>
              <text:list>
                <text:list-item>
                  <text:p text:style-name="P16">微核心與單核系統 <text:a xlink:type="simple" xlink:href="#mvsms"><text:span text:style-name="T1">Microkernel vs Monolithic System</text:span></text:a> </text:p>
                </text:list-item>
                <text:list-item>
                  <text:p text:style-name="P16">可移植性 <text:a xlink:type="simple" xlink:href="#port"><text:span text:style-name="T1">Portability</text:span></text:a> </text:p>
                </text:list-item>
              </text:list>
            </text:list-item>
            <text:list-item>
              <text:p text:style-name="P16"><text:a xlink:type="simple" xlink:href="#linus1"><text:span text:style-name="T1">Linus Benedict Torvalds</text:span></text:a> 的回應</text:p>
            </text:list-item>
            <text:list-item>
              <text:p text:style-name="P16"><text:a xlink:type="simple" xlink:href="#andy2"><text:span text:style-name="T1">Andy Tanenbaum</text:span></text:a> 的回應</text:p>
            </text:list-item>
            <text:list-item>
              <text:p text:style-name="P16"><text:a xlink:type="simple" xlink:href="#linus2"><text:span text:style-name="T1">Linus Benedict Torvalds</text:span></text:a> 的回應</text:p>
            </text:list-item>
            <text:list-item>
              <text:p text:style-name="P16"><text:a xlink:type="simple" xlink:href="#linus3"><text:span text:style-name="T1">Linus Benedict Torvalds</text:span></text:a> 的回應</text:p>
            </text:list-item>
          </text:list>
        </text:list-item>
        <text:list-item>
          <text:p text:style-name="P16">不高興的陣營人士 <text:a xlink:type="simple" xlink:href="#unhappy"><text:span text:style-name="T1">Unhappy campers</text:span></text:a> </text:p>
          <text:list>
            <text:list-item>
              <text:p text:style-name="P16"><text:a xlink:type="simple" xlink:href="#andy3"><text:span text:style-name="T1">Andy Tanenbaum</text:span></text:a> 的意見</text:p>
            </text:list-item>
            <text:list-item>
              <text:p text:style-name="P16"><text:a xlink:type="simple" xlink:href="#fred"><text:span text:style-name="T1">Fred Fish</text:span></text:a> 的回應</text:p>
            </text:list-item>
            <text:list-item>
              <text:p text:style-name="P16"><text:a xlink:type="simple" xlink:href="#andy4"><text:span text:style-name="T1">Andy Tanenbaum</text:span></text:a> 的回應</text:p>
            </text:list-item>
            <text:list-item>
              <text:p text:style-name="P19"><text:a xlink:type="simple" xlink:href="#linus4"><text:span text:style-name="T1">Linus Benedict Torvalds</text:span></text:a> 的回應</text:p>
            </text:list-item>
          </text:list>
        </text:list-item>
      </text:list>
      <text:p text:style-name="P2">這是一份 Andy Tanenbaum 與 Linux Torvalds 兩人之間關於OS 核心設計、自由軟體等其他更多議題的討論摘要。僅列出主要參與者的討論。<text:a xlink:type="simple" xlink:href="smb://ftp.funet.fi/pub/Linux/doc/news/Linux_is_obsolete.Z"><text:span text:style-name="Internet_20_link">完整的討論</text:span></text:a>也可取得，但以 BABYL 格式，方便用 Emacs RMAIL 讀取。</text:p>
      <text:p text:style-name="P1"><text:a xlink:type="simple" xlink:href="http://people.fluidsignal.com/~luferbu/misc/pa-work.jpg"><text:span text:style-name="T2">Per Abrahamsen</text:span></text:a><text:span text:style-name="T4"> </text:span><text:a xlink:type="simple" xlink:href="mailto:abraham@dina.kvl.dk"><text:span text:style-name="T2">&lt;abraham@dina.kvl.dk&gt;</text:span></text:a></text:p>
      <text:p text:style-name="P5"/>
      <text:p text:style-name="P9"><text:bookmark-start text:name="linux1"/><text:bookmark-start text:name="liu"/>Linux 是過時的 (Linux is obsolete<text:bookmark-end text:name="liu"/>)</text:p>
      <text:p text:style-name="P12"><text:bookmark-end text:name="linux1"/><text:bookmark-start text:name="andy1"/>Andy Tanenbaum<text:bookmark-end text:name="andy1"/></text:p>
      <text:p text:style-name="P6">From: ast@cs.vu.nl (Andy Tanenbaum)</text:p>
      <text:p text:style-name="P6">Newsgroups: comp.os.minix</text:p>
      <text:p text:style-name="P6"><text:soft-page-break/>Subject: LINUX 是過時的 (LINUX is obsolete)</text:p>
      <text:p text:style-name="P6">Date: 29 Jan 92 12:12:50 GMT (民國81 年一月29日)</text:p>
      <text:p text:style-name="P6">Organization: Fac. Wiskunde &amp;h; Informatica, Vrije Universiteit, Amsterdam （荷蘭、阿姆斯特丹）</text:p>
      <text:p text:style-name="P21">我在美國待了幾個禮拜，因此無法對 Linux 表示太多意見（否則我一定可以表達更多），但不管如何，我現在已有一些意見。</text:p>
      <text:p text:style-name="P10">就你們已經知道的，對我而言，MINIX 只是興趣，僅在於某些寫書閒暇之餘在夜間完成的東西，因此也就不會有所謂的重要論戰、產生劃時代的革命、或重要到能在 CNN 即時轉播的議會上舉行公開聽證會。我真正的工作是擔任一個教授、以及在作業系統方面的研究人員。</text:p>
      <text:p text:style-name="P10">因為職業的關係，我認為我懂一些作業系統的趨勢、也能掌握未來幾十年何去何從、OS 可能的發展。有兩點很明顯：</text:p>
      <text:p text:style-name="P13"><text:bookmark-start text:name="mvsms"/>微核心與單核系統 (Microkernel vs Monolithic System<text:bookmark-end text:name="mvsms"/>)</text:p>
      <text:p text:style-name="P3">多數較舊的作業系統是單核系統，也就是說，整個作業系統是一個單一的 a.out 檔案，以核心模式( kernel mode )方式執行。此執行檔案包含了程序管理、記憶體管理、檔案系統，以及其他。這樣的系統包括 UNIX, MS-DOS, VMS, MVS, OS/360, MULTICS, 以及其他更多的系統。</text:p>
      <text:p text:style-name="P10">另一種設計是以微核心(Micro-kernel)為主的系統，此類系統的多數功能都以個別的程序執行，大部分跑在 kernel 之外。以訊息傳遞進行溝通。核心的任務僅於負責訊息傳遞、中斷處理、低階程序管理，以及 I/O。相關設計範例如 RC4000, Ameba, Chorus, Mach, 以及尚未公開的 Windows/NT。</text:p>
      <text:p text:style-name="P11">在我要以長篇大論評論這兩種設計的相對優劣之前，我必須說，對真正作業系統的圈內人而言，這項爭議早就結束了。微核心已經贏了。單核系統唯一真正贏的地方僅在效能而已，但這點比起微核心系統也不再有優勢，因為有證據顯示微核心系統已經可以做到與單核系統一樣快。(例如 Rick Rashid 已經發表論文、進行 Mach 3.0 與單核系統的比較)，單核系統大概僅剩死前的鳴叫吧。</text:p>
      <text:p text:style-name="P11">MINIX 是微核心為主的系統。檔案系統與記憶體管理都是單獨的程序，跑在核心之外。I/O 驅動程式也是單獨的程序（不過是跑在核心內，這必須歸咎於 Intel CPU 死腦筋的設計方式，若要改設計將非常困難）。Linux 是單核風格的系統，這是向後退一大步，倒退到1970 年代、約20年前的落伍設計。這就像<text:soft-page-break/>改寫一個現存已經動的好好的 C 程式，將其轉換成 BASIC程式。對我而言，在 1991 年寫一個單核系統，絕對是一個壞點子。</text:p>
      <text:p text:style-name="Standard"/>
      <text:p text:style-name="P13"><text:bookmark-start text:name="port"/>可移植性 (Portability<text:bookmark-end text:name="port"/>)</text:p>
      <text:p text:style-name="P2">從前從前開始有 4004 CPU。之後成長到 8008，然後歷經一次整型手術，變成 8080。之後生出 8086，再生出 8088，緊接著是 80286，生成 80386，又生出 80486，如此產生了第 N 代的CPU。 在這段期間， RISC（精簡指令集）CPU 出來了，其中甚至有的可以跑超過 100 MIPS。200 MIPS或更快的也可能在這幾年出來。這些非RISC 的CPU不會突然消逝，但將會發生的是 RISC CPU 會慢慢取代 80x86 的產品線。他們仍可跑舊的 MS-DOS 程式，但以軟體模擬 80386 指令。（我甚至用 C 寫我自己的 IBM PC 模擬器，你可以從 FTP <text:a xlink:type="simple" xlink:href="ftp://ftp.cs.vu.nl/"><text:span text:style-name="Internet_20_link">ftp.cs.vu.nl</text:span></text:a> = 192.31.231.42，在 minix/simulator 目錄下取得）。我認為針對某種特殊的硬體架構設計 OS，這絕對是一個徹底的錯誤，因為這樣的 OS 不會存活太久。</text:p>
      <text:p text:style-name="P11">MINIX 基於可移植性高的設計理念，已經從 Intel 產品線移植到 680x0 (Atari, Amiga, Macintosh 蘋果的麥金塔), SPARC, 以及 NS32016。LINUX 卻緊緊地跟在 80x86。這不是正確的道路方向。</text:p>
      <text:p text:style-name="P11">但請大家不要誤解，我不是對 LINUX 不高興。LINUX 或許可以吸引我的 MINIX 用戶，尤其是這些原先 BSD UNIX 的愛用者。但就我最中肯的意見，我會建議這些喜歡前衛、免費（這裡應該不是自由，譯註）的人，去尋求微核心為主、可移植性高的 OS，例如 GNU 或類似的系統。</text:p>
      <text:p text:style-name="P14">Andy Tanenbaum (ast@cs.vu.nl) </text:p>
      <text:p text:style-name="P10">附註：我只是隨意的說說，Amoeba 有一個 UNIX 模擬器（跑在 user space），但仍不很完整。若有任何人想在上面做東西，請讓我知道。若要跑 Amoeba，你需要幾台 386 機器，一台需要 16M ，而全都需要 WD Ethernet 卡。 </text:p>
      <text:p text:style-name="P12"><text:bookmark-start text:name="linus1"/>Linus Benedict Torvalds<text:bookmark-end text:name="linus1"/></text:p>
      <text:p text:style-name="P6">From: torvalds@klaava.Helsinki.FI (Linus Benedict Torvalds)</text:p>
      <text:p text:style-name="P6">Newsgroups: comp.os.minix</text:p>
      <text:p text:style-name="P6">Subject: Re: LINUX is obsolete (LINUX 是過時的)</text:p>
      <text:p text:style-name="P6"><text:soft-page-break/>Date: 29 Jan 92 23:14:26 GMT （民國81年一月29日23時14分）</text:p>
      <text:p text:style-name="P6">Organization: University of Helsinki （芬蘭 赫爾辛基大學）</text:p>
      <text:p text:style-name="P10">像這樣的標題，我恐怕必須回覆。不管如何，我必須先對 minix-用戶致歉，你們或許已經在此聽過太多有關 linux 的討論。我原本或許能夠就此「略過誘餌」，但卻又是點燃戰火的時刻了。</text:p>
      <text:p text:style-name="P10">在文章 &lt;12595@star.cs.vu.nl&gt; ast@cs.vu.nl (Andy Tanenbaum) 中寫到：</text:p>
      <text:p text:style-name="P22">我在美國待了幾個禮拜，因此無法對 Linux 表示太多意見（否則我一定可以表達更多），但不管如何，我現在已有一些意見。</text:p>
      <text:p text:style-name="P22">就你們已經知道的，對我而言，MINIX 只是興趣，僅在於某些寫書閒暇之餘在夜間完成的東西，因此也就不會有所謂的重要論戰、產生劃時代的革命、或重要到能在 CNN 即時轉播的議會上舉行公開聽證會。我真正的工作是擔任一個教授、以及在作業系統方面的研究人員。</text:p>
      <text:p text:style-name="P10">你用此當作藉口、表明 minix 的侷限性？很抱歉，但你輸了：我甚至有比你更多的藉口，即使如此 linux 幾乎大部分仍然贏過 minix。這還不用說到一項事實：在 PC minix 中、大部分不錯的程式碼，似乎都是 Bruce Evans 寫的。</text:p>
      <text:p text:style-name="P10">回覆 1: 你寫 minix 只是興趣之一 – 看看誰從 minix 賺錢，而誰把 linux 免費釋出，再來談興趣。讓minix 免費流通，這樣我最大的一項優勢就會消失。Linux 對我而言，已是我最大的興致所在（卻是非常專注的一項：也是最好的類型）：我沒有從中牟利，甚至跟我在大學裡的學習無關。我以自己的時間、自己的機器寫 Linux。 <text:s/></text:p>
      <text:p text:style-name="P10">回覆 2: 你的工作是一位教授與研究員。這對於壞了頭殼的 minix 而言，真是一個該死的好藉口。我只能希望（與假設）Amoeba 不會像 minix 一樣陷入壞的光景。</text:p>
      <text:p text:style-name="P13">1. 微核心系統、與單核系統 (MICROKERNEL VS MONOLITHIC SYSTEM)</text:p>
      <text:p text:style-name="P10">沒錯，linux 是單核系統，微核心比較好，我也贊成。但就比較不爭議的主題而言，你大部分所說的，我可能都贊同。從理論（以及審美）的角度而言, linux 輸了。倘若 GNU kernel 在去年春季就好了，我甚至也不會這麼麻煩地去開始 linux 這樣的計畫：但事實是 GNU kernel 當時並沒有出來，而現在也還沒有。Linux 贏過 GNU kernel， 因為她現在已經可以用了。</text:p>
      <text:p text:style-name="P26"><text:soft-page-break/>MINIX 是微核心為主的系統。 [ 餘刪除, 你應該不會抓不住重點] <text:s/></text:p>
      <text:p text:style-name="P26">LINUX 是單核風格的系統。</text:p>
      <text:p text:style-name="P10">這若是 OS 核心好與壞的唯一評估準則，你是對的。但你沒有提到的是，minix 沒有把微核心該作的事情做好，在真正的多工處理（在核心內部）方面有問題。我若寫一個有問題的多序(multithreading)檔案系統，我就不敢這麼快去責難他人：事實上，我會以最該死的態度去讓他人忘掉此慘敗。</text:p>
      <text:p text:style-name="P10">[是的，我知道minix 有改善多序問題的技巧，但這些都還僅是技巧上可行，Bruce Evans 告訴我，還有許多競速(race conditions)的問題未解。]</text:p>
      <text:p text:style-name="P10"/>
      <text:p text:style-name="P13">2. 可移植性 (PORTABILITY)</text:p>
      <text:p text:style-name="P13">“可移植性是對這些無法寫新程式的人說的”</text:p>
      <text:p text:style-name="P13"><text:s text:c="3"/>-- 我說的，就是現在（言不由衷地說）</text:p>
      <text:p text:style-name="P10">事實是 linux 比minix 有更高的移植性。什麼？我聽你這樣說。沒錯。- 但不是 AST (Andy Tanenbaum 的縮寫) 認為的那樣：我寫 linux 時盡量以我所知道的標準去寫（在沒有任何 POSIX 標準資料在手邊的情況下）。移植東西到 linux 通常/遠/比移植到 minix 簡單。</text:p>
      <text:p text:style-name="P10">我同意可移植性是好東西：但非僅是那樣的意思。讓作業系統過於好移植不見得有意思，只要依附在容易移植的 API 就夠了。作業系統的原意是去運用硬體特有的功能，卻將硬體隱藏在高階程式呼叫 (high-level call)的背後。這就是 linux 所確切做到的：它使用了比其他核心還多的 386 特有功能。當然這讓核心更難移植，卻使設計/更為/簡單。這是一項可接受的權宜，也是讓 linux 跑在第一名的原因之一。</text:p>
      <text:p text:style-name="P10">我也同意 linux 讓不可移植性達到一個極限：這是因為在去年一月才拿到我自己的 386機器，而 linux 只是教我懂 386的計畫當中的一部分。這若是一項真正的計畫，很多東西或許會作得更有移植性。但我不會讓此過度變成我的眾多藉口：它是一個設計考量的取捨。去年四月當我開始寫 linux ，我不認為有任何人會真正想去使用。我很高興我錯了。因為我的程式碼是可自由取得的，若有需要，任何人可以隨意去改、去移植，雖然可能不會太簡單。</text:p>
      <text:p text:style-name="P10">Linus</text:p>
      <text:p text:style-name="P10"><text:soft-page-break/>附註：我很抱歉有時候講得太兇：你若沒有其他要求，minix 已經夠好了。你若有 5-10 台的 spc 386 機器在附近，Amoeba 或許也不錯。但我確實沒有。我不常捲入紛爭，但只要燒及 linux，我就會很激動。</text:p>
      <text:p text:style-name="P12"><text:bookmark-start text:name="andy2"/>Andy Tanenbaum<text:bookmark-end text:name="andy2"/></text:p>
      <text:p text:style-name="P6">From: ast@cs.vu.nl (Andy Tanenbaum)</text:p>
      <text:p text:style-name="P6">Newsgroups: comp.os.minix</text:p>
      <text:p text:style-name="P6">Subject: Re: LINUX is obsolete</text:p>
      <text:p text:style-name="P6">Date: 30 Jan 92 13:44:34 GMT</text:p>
      <text:p text:style-name="P6">Organization: Fac. Wiskunde &amp;h; Informatica, Vrije Universiteit, Amsterdam</text:p>
      <text:p text:style-name="P22">在文中&lt;1992Jan29.231426.20469@klaava.Helsinki.FI&gt; torvalds@klaava.Helsinki.FI (Linus Benedict Torvalds)寫到：</text:p>
      <text:p text:style-name="P22">你用當一位教授作為藉口、表明 minix 的侷限性？ </text:p>
      <text:p text:style-name="P10">MINIX 的侷限性與我是教授只有一點點關係：一項明確的設計目標是使它跑在便宜的硬體、學生就能買得起的機器上。特別的是，它已在一部平常的 4.77 MHZ PC、在沒有硬碟的情況下，跑了好幾年。你可以在這裡作所有事情，包括修改與重新編譯系統。就以一年前的記錄資料而論，我們有兩種版本，一個是為了 PC (360K 的軟碟)，一個版本是給 286/386 (1.2 M軟碟)。 PC (360K（軟碟） 版本比 286/386 版本多賣了1到兩倍。我沒有真正資料，但我猜在約有 6 千萬台現有 PC 中，386/486 機器相對於 8088/286/680x0 等等而言僅是少數。若以學生所擁有的比例，將會更少。寫免費的軟體給這些有錢買高規格機器的人，這是很有趣的想法。當然5年後會有不同，但5年後，所有人將在他們的 200 MIPS, 64M SPARCstation-5 之上，跑免費的 GNU kernel。</text:p>
      <text:p text:style-name="P28">回覆 2: 你的工作是一位教授與研究員。這對於壞了頭殼的 minix 而言，真是一個該死的好藉口。我只能希望（與假設）Amoeba 不會像 minix 一樣陷入壞的光景。</text:p>
      <text:p text:style-name="P10">Amoeba 不是設計來跑在沒有硬碟的 8088。 </text:p>
      <text:p text:style-name="P32">這若是 OS 核心好與壞的唯一評估準則，你是對的。但你沒有提到的是，minix 沒有把微核心該作的事情做好，在真正的多工處理（在核心內部）方面有問題。我若寫一個有問題的多序(multithreading)檔案系統，<text:soft-page-break/>我就不敢這麼快去責難他人：事實上，我會以最該死的態度去讓他人忘掉此慘敗。</text:p>
      <text:p text:style-name="P10">一個多序的檔案系統僅僅是效能的黑手工作而已。對於小 PC 正常的狀況而言，都只有一個工作在運作，為此而支援多序檔案是無益的、卻徒然增加程式的複雜度而已。只有在多程序且同時作真正 disk I/O時才會有效果。徒然增加系統的複雜性，而去支援這樣的案例，這是否值得，是有爭議性的。 </text:p>
      <text:p text:style-name="P10">我仍然堅持這樣的觀點，在 1991 年設計一個單核系統是一項徹底的錯誤。還好，你不是我的學生。你用這樣的設計不會拿到高分的 :-) (譯註：這應該是含蓄的說法，後面說會拿到 F，AST 本意應該是說我會把你當掉)</text:p>
      <text:p text:style-name="P31">事實是 linux 比minix 有更高的移植性。什麼？我聽你這樣說。沒錯。- 但不是 AST (Andy Tanenbaum 的縮寫) 認為的那樣：我寫 linux 時盡量以我所知道的標準去寫（在沒有任何 POSIX 標準資料在手邊的情況下）。移植東西到 linux 通常/遠/比移植到 minix 簡單。</text:p>
      <text:p text:style-name="P10">MINIX 是在 POSIX 出來前設計的，你們若有在此討論區跟隨的人，也知道 MINIX 慢慢地開始進行 POSIX 的標準化。大家都同意在 user-level 的標準化是好的概念。題外話，你能夠在沒有 POSIX 標準在手邊的情況下，寫出遵從於 POSIX 的系統，我為你慶賀。當我開始深入瞭解這些標準後，我發現那是很困難的事情。（譯註：AST 的語氣看來，應該是在反諷， Linus 沒有完全、深入瞭解 POSIX，或者說瞭解的很膚淺、才敢這樣說）</text:p>
      <text:p text:style-name="P11">我的觀點是寫一個新的 OS，卻牢牢地綁在一個特別的硬體之上，尤其是在一個像 Intel 這樣奇怪的產品線上，這絕對是錯的。一個 OS 本身應該要很容易移植到新的硬體平台之上。25年前，當 OS/360 在 IBM 360 平台上使用組合語言寫成，他們或許可被原諒。10 年前， 當 MS-DOS 特別只是為 8088 而寫成，這或許比較不聰明。這時，IBM 與 Microsoft 微軟才痛苦地瞭解。現在已經是 1991 年，只為 386 寫一個新的 OS，為這個原因，這學期你會拿到第二個‘F’。你期末考必須考得特別好，才可能及格。</text:p>
      <text:p text:style-name="P14">Andrew S. Tanenbaum (<text:a xlink:type="simple" xlink:href="mailto:ast@cs.vu.nl"><text:span text:style-name="Internet_20_link">ast@cs.vu.nl</text:span></text:a>) 教授</text:p>
      <text:p text:style-name="P12"><text:bookmark-start text:name="linus2"/>Linus Benedict Torvalds<text:bookmark-end text:name="linus2"/></text:p>
      <text:p text:style-name="P6">From: torvalds@klaava.Helsinki.FI (Linus Benedict Torvalds)</text:p>
      <text:p text:style-name="P6">Newsgroups: comp.os.minix</text:p>
      <text:p text:style-name="P6"><text:soft-page-break/>Subject: Re: LINUX is obsolete</text:p>
      <text:p text:style-name="P6">Date: 31 Jan 92 10:33:23 GMT</text:p>
      <text:p text:style-name="P6">Organization: University of Helsinki</text:p>
      <text:p text:style-name="P22">在文中 &lt;12615@star.cs.vu.nl&gt; ast@cs.vu.nl (Andy Tanenbaum) 寫道：</text:p>
      <text:p text:style-name="P22">MINIX 的侷限性與我是不是教授只有一點點關係：我有一項明確的設計目標、就是使它跑在便宜的硬體、學生就能買得起的機器上。</text:p>
      <text:p text:style-name="P10">很好：一個真正的技術要點，也讓我的某些意見變的不可原諒。但同時，你也射到一點自己的腳跟：你既然承認一些 minix 的錯誤是因為太具可移植性：包括支援一些不是真正設計拿來跑 unix 的機器。這樣的假設造成 minix 目前很難擴充的事實，例如 paging，甚至對於有支援 paging 的機器也不易達成。是的，minix 是易移植的，但是這也意味著：「沒有使用任何硬體的特點」，這也仍然成立。</text:p>
      <text:p text:style-name="P35">一個多序的檔案系統僅僅是效能的黑手工作而已。</text:p>
      <text:p text:style-name="P11">不對。應該說在微核心系統上是效能的黑手工作，但對於寫單核心系統而言，卻是自動獲得的功能 – 這是在微核心系統作不好的地方（這點我在個別寫給 AST 的信上有指出來）。當以一個過時的方法寫一個 unix，你自動獲得一個多序的核心：所有的程序都有自己的工作，而不需為了效能因素，去寫難看懂的東西，像訊息佇列 (message queues)。</text:p>
      <text:p text:style-name="P10">此外，有些人認為「僅是效能的黑手工作」很重要：除非你有一台 cray-3的機器，我猜所有人都不想一直等在機器前面。我有體驗、因為我在 minix 是如此。（也沒錯，我在 linux 前也是這樣，但好/多/了）。</text:p>
      <text:p text:style-name="P24">我仍然堅持這樣的觀點，在 1991 年設計一個單核系統是一項徹底的錯誤。還好，你不是我的學生。你用這樣的設計不會拿到高分的 :-)</text:p>
      <text:p text:style-name="P10">我即使不是修你的課，或許也不會得到好成績：我與一位在本地大學教 OS 的老師有爭論（完全無關的─甚至也不屬於 OS的）。我懷疑到時我會去修。</text:p>
      <text:p text:style-name="P31">我的觀點是寫一個新的 OS，卻牢牢地綁在一個特別的硬體之上，尤其是在一個像 Intel 這樣奇怪的產品線上，這絕對是錯的。</text:p>
      <text:p text:style-name="P11">但/我/的觀點是作業系統並/沒有/綁死在任何處理器上：UNIX 跑在多數真實存在的處理器上。是的，實作是硬體相依，但這有很大的差別。你提到 OS/360 與 <text:soft-page-break/>MS-DOG 當作不好的設計範例，因為他們硬體相依，這我同意。但這在他們與 linux 之間仍有極大的差別：linux 是 API 可移植性（不是因為我聰明的設計，實在是因為我決定寫一個 unix，這是被深思熟慮過的設計與測試的 OS。）</text:p>
      <text:p text:style-name="P11">你今天若針對 linux 寫程式，即使在21世紀在 Hurd 上重新編譯，你應該也不會有太大的訝異。就已經知道的（不僅是我），linux 核心是是縮小版的完整系統：linux 全部原始碼壓縮後僅約 200kB – 若加上稍微完整的發展系統，壓縮後則約至少 10MB（當然也容易加更多、更多）。而這些全部原始碼，除了這個小核心外，都是可移植的。而這個小核心，也只要在一年內，不用有/任何/預先知道的知識，就能完全地從頭開始重寫一遍（這是可驗證的：因為我做到了）。</text:p>
      <text:p text:style-name="P11">事實上整個 linux 核心遠小於 mach 核心裡面、386-相依的程式碼： 最近的 mach版本i386.tar.Z 壓縮過後大於 800KB (根據nic.funet.fi，有823391 bytes)。不可否認地，mach 是有些更大、也有更多功能，不過這應該仍然透然某些訊息。</text:p>
      <text:p text:style-name="P5">Linus </text:p>
      <text:p text:style-name="P12"><text:bookmark-start text:name="linus3"/>Linus Benedict Torvalds<text:bookmark-end text:name="linus3"/></text:p>
      <text:p text:style-name="P6">From: torvalds@klaava.Helsinki.FI (Linus Benedict Torvalds)</text:p>
      <text:p text:style-name="P6">Newsgroups: comp.os.minix</text:p>
      <text:p text:style-name="P6">Subject: 致歉 (「LINUX 過時了」的回覆)</text:p>
      <text:p text:style-name="P6">Date: 30 Jan 92 15:38:16 GMT 民國81年 1月30日</text:p>
      <text:p text:style-name="P6">Organization: University of Helsinki 赫爾辛基大學</text:p>
      <text:p text:style-name="P10">在文章中 &lt;1992Jan29.231426.20469@klaava.Helsinki.FI&gt; 我寫到: </text:p>
      <text:p text:style-name="P3">像這樣的標題，我恐怕必須回應。</text:p>
      <text:p text:style-name="P11">過去的回覆，我很放肆，態度與禮儀也考慮不週。我必須對 AST 道歉，也感謝 John Nall 一封友善的「那不是如何作的問題」信件。我反應過度，也正在寫一封個人信件給 AST (比較不刻薄的)。希望沒有人因為如此而轉變使用 linux 的態度，因為 linux (a) 可能過時（我仍然認為不是這樣的，雖然有些批評是對的），(b) 是暴躁之人寫的。:-)</text:p>
      <text:p text:style-name="P4">Linux “我的第一把、也希望是最後一把火”Tovalds</text:p>
      <text:p text:style-name="P4"/>
      <text:p text:style-name="P9"><text:bookmark-start text:name="unhappy"/><text:soft-page-break/>不高興的陣營人士(Unhappy campers<text:bookmark-end text:name="unhappy"/>)</text:p>
      <text:p text:style-name="P12"><text:bookmark-start text:name="andy3"/>Andy Tanenbaum<text:bookmark-end text:name="andy3"/></text:p>
      <text:p text:style-name="P6">From: ast@cs.vu.nl (Andy Tanenbaum)</text:p>
      <text:p text:style-name="P6">Newsgroups: comp.os.minix</text:p>
      <text:p text:style-name="P6">Subject: Unhappy campers</text:p>
      <text:p text:style-name="P6">Date: 3 Feb 92 22:46:40 GMT</text:p>
      <text:p text:style-name="P6">Organization: Fac. Wiskunde &amp;h; Informatica, Vrije Universiteit, Amsterdam</text:p>
      <text:p text:style-name="P10">我最近收到一些來信，是有些不高興的陣營人士寄來的。（事實上只有10封信，但從 43,000 位讀者中看來是有些多，但也不算多。）似乎有三個堅持的論點：</text:p>
      <text:list xml:id="list418183241" text:style-name="WW8Num2">
        <text:list-item>
          <text:p text:style-name="P17">單核系統至少與微核心系統一樣好。</text:p>
        </text:list-item>
        <text:list-item>
          <text:p text:style-name="P17">可移植性不是很重要。</text:p>
        </text:list-item>
        <text:list-item>
          <text:p text:style-name="P20">軟體應該免費。（譯註：我猜是免費、而不是自由） </text:p>
        </text:list-item>
      </text:list>
      <text:p text:style-name="P2">大家若想在微核心與單核系統之間比較、進行嚴謹討論，很好。我們可以在 comp.os.research 進行。但是你們若不清楚正在談論的東西，請不要講的太大聲。我已經幫忙設計與實作過三個作業系統，一個單核心、以及兩個微核心，況且也詳細研究過其他許多系統。許多爭議的討論並不是才剛開始（例如，微核心不好，因為無法在 user space 進行 paging 動作，但 Mach 卻除外，因為它確實在 user pace 進行 paging 動作）</text:p>
      <text:p text:style-name="P15"><text:span text:style-name="T5">你們若不知道太多有關微核心與單核心之間的差異，一些有用的資訊可供參考，有一篇我與 Fred Douglis, Frans Kaashoek 以及 John Ousterhout 共同創作的論文，發表在 Dec. 1991 issue of COMPUTING SYSTEMS, the USENIX journal。你們若沒有這個 Journal，也可以用 FTP 取得，在 </text:span><text:a xlink:type="simple" xlink:href="ftp://ftp.cs.vu.nl/"><text:span text:style-name="Internet_20_link"><text:span text:style-name="T5">ftp.cs.vu.nl</text:span></text:span></text:a><text:span text:style-name="T5"> (192.31.231.42) amoeba/papers 目錄下，有壓縮的 TeX source comp_sys.tex.Z 或壓縮的 PostScript comp_sys.ps.Z。這篇論文有真正的效能量測、並支持 Rick Rashid 的結論：微核心為主的系統可以達到與單核系統相同的效能。</text:span></text:p>
      <text:p text:style-name="P10"><text:soft-page-break/>論到可移植性，已經幾乎不可能再有任何討論的空間了。UNIX 已經移植到包括 PC 到 Cray 的所有平台。寫一個具移植性的 OS 不會比寫一個不具移植性的難太多，而且現在發展系統的時候，都應該想到可移植性。Linus 的 OS 老師一定有提到這點。使 OS 程式碼可移植並非在 1987 才剛發明。</text:p>
      <text:p text:style-name="P10">當多數人還能理性地討論核心的設計與移植性時，至於「免費」的問題則是百分之百是情緒性地。你們可能不相信我最近從 不是免費的MINIX中賺了多少[咒罵詞 刪除]錢。MINIX 價值 $169，但授權允許產生兩個備份，因此實際的價格低於 $60。此外，教授可以提供學生無限制份數的拷貝。合理的價格是 $99。FSF (自由軟體基金會) 收費超過 $100 ，以提供「免費軟體」的磁帶給沒有網際網路的用戶，而我也沒聽過任何人抱怨過。 4.4 BSD 收費 $800。我不相信錢是問題。並且，有可能多數在此討論區的讀者都已經擁有這份軟體。</text:p>
      <text:p text:style-name="P10">同時，我不認為所有人對 FTP 所提供的軟體都會感激，也不會認為這是最廣泛的軟體散佈方式。網際網路仍屬於上流人士。多數電腦用戶都還沒有在上面。我從 PH 聽來，據瞭解，MINIX 最為廣泛使用的地區是德國、而非美國。主要原因是有一家德國的電腦雜誌主動在推廣。MINIX 在東歐、日本、以色列、南美洲等地區也很流行。若沒有公司賣此軟體，這些當中的多數人將不可能獲得。</text:p>
      <text:p text:style-name="P10">回到所謂的「免費」所意涵的，什麼是免費的原始程式碼？合理的是只有二進位檔案，但 MINIX 有原始碼，就如同 Linux 所做的。你可以任意修改，也可以將修改張貼在此。人們已經這樣做、相安無事5年多了。我也這樣給免費更新好幾年了。 </text:p>
      <text:p text:style-name="P10">我認為真正的問題另有其因。我已經不斷地提供虛擬記憶體、paging、symbolic links、視窗系統、以及各種功能。我也常婉拒新功能，因為我仍嘗試讓系統盡量精簡、在學生能瞭解的範疇。你能放所有這些東西在你的版本，但我不將放入我的版本。我想這是使人們說「MINIX 不是免費的」的厭煩的原因，而不是因為其收費 $60。</text:p>
      <text:p text:style-name="P10">另項有趣的疑問是 Linus 是否願意讓 LINUX 脫離他的控制。讓人們修改（毀掉）以及販賣？記得數以百計的訊息標題：”回覆：你的軟體可以賣來賺錢“ 當被發現 MINIX 在英國的中心張貼 news 在賣磁碟，多少都是因為需要花費？</text:p>
      <text:p text:style-name="P10">假設 Fred van Kempen 願意回來並掌控，創造 Fred 的 LINUX，與 Linux’s LINUX 二者同樣有用但不同。這樣可以嗎？ 可以進行很簡單的測試，當有一群為數不少的人想要修改 LINUX 成為 Linus 不想要的樣式時，而等到這種情況真正發生時，這個狀況是很值得討論的。</text:p>
      <text:p text:style-name="P10"><text:soft-page-break/>你若認同 Linus 的理念而非我的，不管如何，就跟隨他，但請不要宣稱你是因為 LINUX 是「免費」而如此行，要說你需要一個有許多鈴鐺的系統。沒問題。這是你的選擇。我對此沒有意見。只要說實話就好。</text:p>
      <text:p text:style-name="P10">附註說一下，你們若不知道讀 news 的檔頭，我告訴你們 Linus 是在芬蘭，而我在荷蘭。自由軟體這個重要產業一度被美國主導，卻轉移到國外來競爭了嗎？我們不久是否會看到布希總統與 Richard Stallman 偕行而 Rick Rasshid 被拖著，要求歐洲進口更多的美國自由軟體。</text:p>
      <text:p text:style-name="P10">Andy Tanenbaum (<text:a xlink:type="simple" xlink:href="mailto:ast@cs.vu.nl"><text:span text:style-name="Internet_20_link">ast@cs.vu.nl</text:span></text:a>)</text:p>
      <text:p text:style-name="P10"/>
      <text:p text:style-name="P12"><text:bookmark-start text:name="fred"/>Fred Fish<text:bookmark-end text:name="fred"/></text:p>
      <text:p text:style-name="P6">From: fnf@fishpond.uucp (Fred Fish)</text:p>
      <text:p text:style-name="P6">Newsgroups: comp.os.minix</text:p>
      <text:p text:style-name="P6">Subject: Re: Unhappy campers</text:p>
      <text:p text:style-name="P6">Date: 4 Feb 92 20:57:40 GMT</text:p>
      <text:p text:style-name="P6">Organization: Amiga Library Distribution Services</text:p>
      <text:p text:style-name="P27">In article &lt;12667@star.cs.vu.nl&gt; ast@cs.vu.nl (Andy Tanenbaum) writes: </text:p>
      <text:p text:style-name="P27">當多數人還能理性地討論核心的設計與移植性時，至於「免費」的問題則是百分之百是情緒性地。你們可能不相信我最近從 不是免費的MINIX中賺了多少[咒罵詞 刪除]錢。MINIX 價值 $169，但授權允許產生兩個備份，因此實際的價格低於 $60。此外，教授可以提供學生無限制份數的拷貝。合理的價格是 $99。FSF (自由軟體基金會) 收費超過 $100 ，以提供「免費軟體」的磁帶給沒有網際網路的用戶，而我也沒聽過任何人抱怨過。 4.4 BSD 收費 $800。我不相信錢是問題。並且，有可能多數在此討論區的讀者都已經擁有這份軟體。</text:p>
      <text:p text:style-name="P11">散佈的費用不是問題所在。就你已經注意到的，對於 FSF 收取散佈的費用，沒有人抱怨收得太高。就我所見，問題在於只有一個合法來源，因為人們只要一個可用的版本。自從 minix 問世、我就注意到 minix 討論版，我的印象中是沒有人喜歡與 PH 打交道，而理由有一大堆。</text:p>
      <text:p text:style-name="P29"><text:soft-page-break/>我認為真正的問題另有其因。我已經不斷地提供虛擬記憶體、paging、symbolic links、視窗系統、以及各種功能。我也常婉拒新功能，因為我仍嘗試讓系統盡量精簡、在學生能瞭解的範疇。你能放所有這些東西在你的版本，但我不將放入我的版本。我想這是使人們說「MINIX 不是免費的」的厭煩的原因，而不是因為其收費 $60。</text:p>
      <text:p text:style-name="P11">若 PH 並未取得壟斷的行銷授權，所有對 minix 有興趣的駭客就可以組織起來，致力於產生一個加強版的 minix。這個組織的目標將可能產生一個獨特的支援版本，加入所有共同想要的加強功能。這樣就能使 minix 產生像 gcc 這幾年快速演進的狀況。沒有錯，gcc 也有各種衍生的版本，但多數都是真正好的加強功能，也修正了錯誤等等，但終究也都會加進主要版本中，變成未來版本的功能演進的根據。你因此仍可安心地繼續你緊密的控制 minix 的教育版本，而任何其他想要教育版以外功能的人，可以把心力放在加強版的 minix。</text:p>
      <text:p text:style-name="P10"/>
      <text:p text:style-name="P11">我為何不曾想深入使用 minix？即便從一開始我曾很興奮地聽說有這樣的系統，實在是因為我沒興趣去試分散在各地的 patch，自行過濾有問題的地方，最後我雖然拿到一個我想要的系統，而此系統卻不能再給其他人使用。</text:p>
      <text:p text:style-name="P10"/>
      <text:p text:style-name="P30">可以進行很簡單的測試，當有一群為數不少的人想要修改 LINUX 成為 Linus 不想要的樣式時，而等到這種情況真正發生時，這個狀況是很值得討論的。</text:p>
      <text:p text:style-name="P10">哪裡有這樣的群眾，他們想去修改 gcc，而 rms/FSF 不允許？</text:p>
      <text:p text:style-name="P10">哪裡有這樣的群眾，他們想去修改 emacs，而 rms/FSF 不允許？</text:p>
      <text:p text:style-name="P11">我想說假使有一個主要的維護者，他有一個很有用，可自由散佈的軟體，也全權負責加入有用的功能，擔任主要的軟體存放管控者、以及版權釐清，這樣一來，這些想分離的群眾就會失去組織的動力。因為軟體的單一來源、以及主要維護人無法回應多數群眾的需求，這才是促成這類壓力的催化劑，不是因為軟體的自由化。</text:p>
      <text:p text:style-name="P11">-Fred<text:span text:style-name="T3"> </text:span></text:p>
      <text:p text:style-name="P7">-- </text:p>
      <text:p text:style-name="P7">|\/ o\ <text:s/>Fred Fish, 1835 E. Belmont Drive, Tempe, AZ 85284, <text:s/>USA</text:p>
      <text:p text:style-name="P7"><text:soft-page-break/>|/\__/ <text:s/>1-602-491-0048 {asuvax,mcdphx,cygint,amix}!fishpond!fnf</text:p>
      <text:p text:style-name="P12"><text:bookmark-start text:name="andy4"/>Andy Tanenbaum<text:bookmark-end text:name="andy4"/></text:p>
      <text:p text:style-name="P6">From: ast@cs.vu.nl (Andy Tanenbaum)</text:p>
      <text:p text:style-name="P6">Newsgroups: comp.os.minix</text:p>
      <text:p text:style-name="P6">Subject: Re: Unhappy campers</text:p>
      <text:p text:style-name="P6">Date: 5 Feb 92 23:23:26 GMT</text:p>
      <text:p text:style-name="P6">Organization: Fac. Wiskunde &amp;h; Informatica, Vrije Universiteit, Amsterdam</text:p>
      <text:p text:style-name="P30">In article &lt;205@fishpond.uucp&gt; fnf@fishpond.uucp (Fred Fish) writes: </text:p>
      <text:p text:style-name="P29">若 PH 並未取得壟斷的行銷授權，所有對 minix 有興趣的駭客就可以組織起來，致力於產生一個加強版的 minix。這個組織的目標將可能產生一個獨特的支援版本，加入所有共同想要的加強功能。這樣就能使 minix 產生像 gcc 這幾年快速演進的狀況。</text:p>
      <text:p text:style-name="P11">這是可能的。若一群人想要這樣做，沒有問題。我認為要協調1000 位居住在世界各地的貴婦，就像群聚貓群一樣簡單，沒有合不合法的問題。當新版本準備發行，只要對 1.5 進行 diff 動作、再張貼出來、或可 FTP 到就好。雖然這對想安裝的用戶來說，仍需要花一些不太多的功夫。並且，我也有 shell scripts 可以自動產生 diffs 並安裝。這是 Fred van Kempen 正在作的事情。他做錯的是，堅持發行新版本的權利，而不是對 PH 基本版的 diff。這會把 PH 從圈內排除，同時不用驚訝，他們不會因此發狂。若有人仍想這樣做，就去做。</text:p>
      <text:p text:style-name="P10">當然，我不需要將所有修改放到我的版本中，如此就要費心保持正式版與加強版之間的同步，不過我願意協助降低這樣的工作量。我這樣做、與 Bruce Evans 、及 Frans Meulenbroeks 合作很久了。</text:p>
      <text:p text:style-name="P10">Linus 若想掌控官方版，而一群人企圖想走另外的路，同樣的問題也會產生。我不認為版權會是問題。問題應該是協調的事情。如 GNU, MINIX, 或 LINUX 等計畫、這些都必須有一個人在主導、而才能凝聚在一起。在 1970 年代，當結構化程式的概念被導入，Harlan Mills 就指出：程式團隊應該組織成像一個外科手術團 – 一位外科醫師、配合他或她的助手，不該像是屠宰場的屠夫團隊 – 給每個人一把斧頭、各自劈砍。</text:p>
      <text:p text:style-name="P10"><text:soft-page-break/>若這樣宣稱，你可以利用一群分散各地的人，一起修改一個很複雜的軟體，而不會陷入無政府的混亂，很明顯地，你大概從沒帶過一個軟體專案。</text:p>
      <text:p text:style-name="P36">哪裡有這樣的群眾，他們想去修改 gcc，而 rms/FSF 不允許？</text:p>
      <text:p text:style-name="P10">編譯程式不同於某些軟體，會令人們有情緒性的依附。若已給定某種語言 (例如 ANSI 標準) ，將不會留存太大的空間，可以據以發展新功能。但作業系統卻不同，有無限的機會，留給大家去實作自己想要的功能。</text:p>
      <text:p text:style-name="P5">Andy Tanenbaum (ast@cs.vu.nl) </text:p>
      <text:p text:style-name="P12"><text:bookmark-start text:name="linus4"/>Linus Benedict Torvalds<text:bookmark-end text:name="linus4"/></text:p>
      <text:p text:style-name="P6">From: torvalds@klaava.Helsinki.FI (Linus Benedict Torvalds)</text:p>
      <text:p text:style-name="P6">Newsgroups: comp.os.minix</text:p>
      <text:p text:style-name="P6">Subject: Re: Unhappy campers</text:p>
      <text:p text:style-name="P6">Date: 6 Feb 92 10:33:31 GMT</text:p>
      <text:p text:style-name="P6">Organization: University of Helsinki</text:p>
      <text:p text:style-name="P23">In article &lt;12746@star.cs.vu.nl&gt; ast@cs.vu.nl (Andy Tanenbaum) writes: </text:p>
      <text:p text:style-name="P25">Linus 若想掌控官方版，而一群人企圖想走另外的路，同樣的問題也會產生。</text:p>
      <text:p text:style-name="P10">這是第二次從 AST 來的指控，而 AST 或許仍沾沾自喜於自己的評論，對於一個或許還沒看過的核心作的評論。或許至少他不曾問過我，或甚至也沒讀過 alt.os.linux 相關的討論。為了不讓人把他的猜測當全然的事實，我在這裡用兩個字（三個？）表明我對 “掌控”的立場：</text:p>
      <text:p text:style-name="P10">我不會。 </text:p>
      <text:p text:style-name="P11">唯一實質對 linux的掌控只在於我比任何人都瞭解他而已，我也將修改都放在 ftp-sites，可供存取。那些已經變成實質的官方發行版本，我並不預期未來會改變：不是因為我有道德上的權利去如此做，而是因為我並未聽到太多的怨言。但這必須等幾個月後，當有人對核心的改變有相同的感覺時。（或許有人已經到達這樣的情況了，tytso 確定甚至已經在 0.10 版做了許多修改，而其他人也有類似的動作）。</text:p>
      <text:p text:style-name="P10"><text:soft-page-break/>事實上我已將試探性的詢問發送到某些 “linix-kernel”的郵件群，而來決定未來發行的版本，因為我知道我不可能完全支援未來/必須/增加的所有功能：如 SCSI等，因為我沒有這樣的硬體可以用。大家不企圖修改的反應似乎不存在。（不過，有人建議我徵求捐助，以進行支援工作 – 若有人有一些有趣而躺在附近的硬體，我會很高興去接收：）</text:p>
      <text:p text:style-name="P11">唯一版權禁止的事情（而我也認為這樣是合理的）是其他人開始用他賺錢，卻沒有公開原始碼等行為。這或許是邏輯上的問題，但若有人僅賣我的東西賺錢，我會很悲哀，因為這只是個人的專案，只是讓大家在上面玩樂的。我認為多數人都瞭解我的用意。</text:p>
      <text:p text:style-name="P10">附註說明，倘若 Fred van Kempen 想去弄一個 super-linux，我會很歡迎。他不能由此賺太多錢（只能收散佈的費用），而我不認為分開 linux 的發展是好的概念，但即使版權上允許，我仍不會阻止他。</text:p>
      <text:p text:style-name="P34">我不認為版權會是問題。問題應該是協調的事情。如 GNU, MINIX, 或 LINUX 等計畫、這些都必須有一個人在主導、而才能凝聚在一起。</text:p>
      <text:p text:style-name="P33"/>
      <text:p text:style-name="P10">沒錯，協調是大問題，而我不認為未來若 linux 如同頭部手術一樣，會從我身上移走，部分是因為多數人瞭解這些問題。但版權/是/問題：若大家感覺我做的不好，他們可以自己做。同樣地，gcc 也一樣。然而 minix 的版權有這樣的限制：若某人認為他可以弄一個更好的 minix，他或者寫 patch (這你說過，沒有什麼大不了)，或者從頭開始寫（而要被攻擊，因為你有其他理念）</text:p>
      <text:p text:style-name="P10">用Patches 來散佈軟體並不好玩：我還沒為一個 linux 版本弄過 cdiff 。（我預期這樣的情況會改變：很快 patches 就會變得比核心小，可同時拿到 patches 與完全的核心版本，這將會是很好的概念 – 請注意我仍讓完整版本可被取得）。特別是對於想修改的人而言，Patch 之上再加 patch 是不切實際的。</text:p>
      <text:p text:style-name="P36">哪裡有這樣的群眾，他們想去修改 gcc，而 rms/FSF 不允許？</text:p>
      <text:p text:style-name="P28"><text:span text:style-name="T6">編譯程式不同於某些軟體，會令人們有情緒性的依附。若已給定某種語言 (例如 ANSI 標準) ，將不會留存太大的空間，可以據以發展新功能。但作業系統卻不同，有無限的機會，留給大家去實作自己想要的功能。</text:span> </text:p>
      <text:p text:style-name="P10">不過，還有一項，那就是 GNU emacs… 不要告訴我說大家對文字編輯有情緒上的依附性。:)</text:p>
      <text:p text:style-name="P8"><text:span text:style-name="T5">Linu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細明體" svg:font-family="細明體, MingLiU" style:font-family-generic="modern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WW8Num1z0" style:family="text">
      <style:text-properties style:font-name="Symbol" fo:font-size="10pt" style:font-size-asian="10pt" style:font-name-complex="Symbol"/>
    </style:style>
    <style:style style:name="WW8Num1z1" style:family="text">
      <style:text-properties style:font-name="Courier New" fo:font-size="10pt" style:font-size-asian="10pt" style:font-name-complex="Courier New"/>
    </style:style>
    <style:style style:name="WW8Num1z2" style:family="text">
      <style:text-properties style:font-name="Wingdings" fo:font-size="10pt" style:font-size-asian="10pt" style:font-name-complex="Wingdings"/>
    </style:style>
    <style:style style:name="預設段落字型" style:family="text"/>
    <style:style style:name="Internet_20_link" style:display-name="Internet link" style:family="text" style:parent-style-name="預設段落字型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nus （一位大三、四左右的學生） vs</dc:title>
    <meta:initial-creator>skhuang</meta:initial-creator>
    <meta:creation-date>2007-03-22T11:17:00</meta:creation-date>
    <dc:creator>Engells Hsu</dc:creator>
    <dc:date>2012-11-04T16:57:27</dc:date>
    <meta:print-date>2007-03-29T12:47:00</meta:print-date>
    <meta:editing-cycles>16</meta:editing-cycles>
    <meta:editing-duration>P1DT5H41M</meta:editing-duration>
    <meta:document-statistic meta:table-count="0" meta:image-count="0" meta:object-count="0" meta:page-count="16" meta:paragraph-count="190" meta:word-count="4988" meta:character-count="15630" meta:non-whitespace-character-count="15857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